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47f13" officeooo:paragraph-rsid="00147f13"/>
    </style:style>
    <style:style style:name="P2" style:family="paragraph" style:parent-style-name="Standard">
      <style:paragraph-properties fo:text-align="center" style:justify-single-word="false"/>
      <style:text-properties officeooo:rsid="00147f13" officeooo:paragraph-rsid="00147f13"/>
    </style:style>
    <style:style style:name="P3" style:family="paragraph" style:parent-style-name="Standard">
      <style:text-properties fo:font-style="italic" officeooo:rsid="00147f13" officeooo:paragraph-rsid="00147f13" style:font-style-asian="italic" style:font-style-complex="italic"/>
    </style:style>
    <style:style style:name="P4" style:family="paragraph" style:parent-style-name="Standard">
      <style:text-properties officeooo:rsid="0015cb6e" officeooo:paragraph-rsid="0015cb6e"/>
    </style:style>
    <style:style style:name="P5" style:family="paragraph" style:parent-style-name="Standard">
      <style:text-properties officeooo:rsid="00160911" officeooo:paragraph-rsid="00160911"/>
    </style:style>
    <style:style style:name="P6" style:family="paragraph" style:parent-style-name="Standard">
      <style:text-properties officeooo:rsid="00160911" officeooo:paragraph-rsid="00165fd8"/>
    </style:style>
    <style:style style:name="P7" style:family="paragraph" style:parent-style-name="Standard">
      <style:text-properties officeooo:rsid="00165fd8" officeooo:paragraph-rsid="00165fd8"/>
    </style:style>
    <style:style style:name="P8" style:family="paragraph" style:parent-style-name="Heading_20_3">
      <style:paragraph-properties fo:break-before="page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officeooo:rsid="0015cb6e"/>
    </style:style>
    <style:style style:name="T2" style:family="text">
      <style:text-properties officeooo:rsid="00160911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65fd8" style:font-size-asian="10pt" style:font-size-complex="10pt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60911"/>
    </style:style>
    <style:style style:name="T7" style:family="text">
      <style:text-properties officeooo:rsid="00165fd8"/>
    </style:style>
    <style:style style:name="T8" style:family="text">
      <style:text-properties fo:font-style="italic" style:font-style-asian="italic" style:font-style-complex="italic"/>
    </style:style>
    <style:style style:name="gr1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583in" fo:min-width="0.158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39in" fo:min-width="0.13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02in" svg:stroke-color="#000000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39in" fo:min-width="0.13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402in" svg:stroke-color="#000000" draw:marker-start="Arrowheads_20_1" draw:marker-start-width="0.1984in" draw:marker-end="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273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itness Duality</text:p>
      <text:p text:style-name="P2">by Sven Nilsen, 2020</text:p>
      <text:p text:style-name="P1"/>
      <text:p text:style-name="P3">In this paper I introduce Witness Duality for Avatar Extensions <text:span text:style-name="T1">with the analogue of univalence</text:span>.</text:p>
      <text:p text:style-name="P1"/>
      <text:p text:style-name="P1">Witness Duality might be thought of as two different models of equivalence <text:span text:style-name="T2">(Avatar Graph</text:span><text:span text:style-name="T6"><text:reference-ref text:reference-format="text" text:ref-name="avatar graphs">[1]</text:reference-ref></text:span><text:span text:style-name="T2"> notation)</text:span>:</text:p>
      <text:p text:style-name="P1"/>
      <text:p text:style-name="P1"><draw:custom-shape text:anchor-type="paragraph" draw:z-index="0" draw:name="Shape1" draw:style-name="gr1" draw:text-style-name="P9" svg:width="0.224in" svg:height="0.224in" svg:x="2.0075in" svg:y="0.16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2" draw:text-style-name="P10" svg:width="0.224in" svg:height="0.224in" svg:x="1.6929in" svg:y="0.7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2" draw:text-style-name="P10" svg:width="0.224in" svg:height="0.224in" svg:x="2.3555in" svg:y="0.77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1" draw:style-name="gr4" draw:text-style-name="P9" svg:width="0.224in" svg:height="0.224in" svg:x="3.8972in" svg:y="0.1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7" draw:name="Shape2" draw:style-name="gr3" draw:text-style-name="P11" svg:x1="3.9386in" svg:y1="0.1839in" svg:x2="3.922in" svg:y2="0.611in"><text:p/></draw:line><draw:line text:anchor-type="paragraph" draw:z-index="8" draw:name="Shape2" draw:style-name="gr5" draw:text-style-name="P11" svg:x1="4.0957in" svg:y1="0.1839in" svg:x2="4.0791in" svg:y2="0.611in"><text:p/></draw:line></text:p>
      <text:p text:style-name="P1"><draw:line text:anchor-type="paragraph" draw:z-index="3" draw:name="Shape2" draw:style-name="gr3" draw:text-style-name="P11" svg:x1="2.0492in" svg:y1="0.0008in" svg:x2="1.8339in" svg:y2="0.3988in"><text:p/></draw:line><draw:line text:anchor-type="paragraph" draw:z-index="4" draw:name="Shape2" draw:style-name="gr3" draw:text-style-name="P11" svg:x1="2.1736in" svg:y1="0.0008in" svg:x2="2.439in" svg:y2="0.3906in"><text:p/></draw:line></text:p>
      <text:p text:style-name="P1"/>
      <text:p text:style-name="P1"><draw:custom-shape text:anchor-type="paragraph" draw:z-index="6" draw:name="Shape1" draw:style-name="gr2" draw:text-style-name="P10" svg:width="0.224in" svg:height="0.224in" svg:x="3.872in" svg:y="0.03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frame text:anchor-type="paragraph" draw:z-index="9" draw:name="Shape3" draw:style-name="gr6" draw:text-style-name="P12" svg:width="1.1524in" svg:height="0.274in" svg:x="1.5689in" svg:y="0.1535in"><draw:text-box><text:p text:style-name="P11"><text:span text:style-name="T8">Product Witness</text:span></text:p></draw:text-box></draw:frame><draw:frame text:anchor-type="paragraph" draw:z-index="10" draw:name="Shape3" draw:style-name="gr6" draw:text-style-name="P12" svg:width="1.1524in" svg:height="0.274in" svg:x="3.4091in" svg:y="0.1783in"><draw:text-box><text:p text:style-name="P11"><text:span text:style-name="T8">Loop Witness</text:span></text:p></draw:text-box></draw:frame></text:p>
      <text:p text:style-name="P1"/>
      <text:p text:style-name="P1"/>
      <text:p text:style-name="P1">The Product Witness might be thought of as the global perspective of <text:span text:style-name="T1">equivalence</text:span>.</text:p>
      <text:p text:style-name="P1">The Loop Witness might be thought of as the local perspective of <text:span text:style-name="T1">equivalence</text:span>.</text:p>
      <text:p text:style-name="P1"/>
      <text:p text:style-name="P4">When reasoning about Witness Duality, the symbols `=` and `~=` are used to distinguish them:</text:p>
      <text:p text:style-name="P4"/>
      <text:p text:style-name="P4"><text:tab/>A = B<text:tab/><text:tab/><text:tab/>`A` and `B` related by a product witness</text:p>
      <text:p text:style-name="P4"><text:tab/>A ~= B<text:tab/><text:tab/><text:tab/>`A` and `B` related by a loop witness</text:p>
      <text:p text:style-name="P4"/>
      <text:p text:style-name="P4">Normally, `=` is used to describe equality, while `~=` is used for the existence of an isomoprhism.</text:p>
      <text:p text:style-name="P4">Witness Duality does not make this distinction, because both might describe e.g. isomorphisms, depending on the interpretation. <text:span text:style-name="T2">The distinction is more fundamental and deeper.</text:span></text:p>
      <text:p text:style-name="P4"/>
      <text:p text:style-name="P4">The Product Witness has its origin in the treatment of equivalence as a binary relation<text:span text:style-name="T5"><text:reference-ref text:reference-format="text" text:ref-name="equivalence relation">[2]</text:reference-ref></text:span>.</text:p>
      <text:p text:style-name="P4">This <text:span text:style-name="T7">witness </text:span>allows expressing the existence of an isomorphism,<text:line-break/>but not distinguish between isomorphisms when there exists multiple ones.</text:p>
      <text:p text:style-name="P4"/>
      <text:p text:style-name="P4">The Loop Witness has its origin in the treatment of equivalence as an identity morphism<text:span text:style-name="T5"><text:reference-ref text:reference-format="text" text:ref-name="category theory">[3]</text:reference-ref></text:span>.</text:p>
      <text:p text:style-name="P4">This <text:span text:style-name="T7">witness </text:span>allows distinguishing between isomorphisms,</text:p>
      <text:p text:style-name="P4">but not express the global constraint of an equivalence relation.</text:p>
      <text:p text:style-name="P4"/>
      <text:p text:style-name="P4">The analogue of univalence<text:span text:style-name="T5"><text:reference-ref text:reference-format="text" text:ref-name="univalence">[4]</text:reference-ref></text:span> says that Witness Duality can only be witnessed with a Loop Witness:</text:p>
      <text:p text:style-name="P4"/>
      <text:p text:style-name="P4"><text:tab/>(A = B) ~= (A ~= B)</text:p>
      <text:p text:style-name="P4"/>
      <text:p text:style-name="P5">The Symmetry Forcing<text:span text:style-name="T5"><text:reference-ref text:reference-format="text" text:ref-name="symmetry forcing">[5]</text:reference-ref></text:span> property is related to the Product Witness.</text:p>
      <text:p text:style-name="P5"/>
      <text:p text:style-name="P7">This result was produced through helpful discussions with Tupshin Harper and Adam Nemecek.</text:p>
      <text:h text:style-name="P8" text:outline-level="3">References:</text:h>
      <text:p text:style-name="P5"/>
      <text:p text:style-name="P5"><text:reference-mark-start text:name="avatar graphs"/>[1]<text:reference-mark-end text:name="avatar graphs"/><text:tab/>“Avatar Graphs”</text:p>
      <text:p text:style-name="P5"><text:tab/>Sven Nilsen, 2020</text:p>
      <text:p text:style-name="P5"><text:tab/><text:a xlink:type="simple" xlink:href="https://github.com/advancedresearch/path_semantics/blob/master/papers-wip/avatar-graphs.pdf" text:style-name="Internet_20_link" text:visited-style-name="Visited_20_Internet_20_Link"><text:span text:style-name="T3">https://github.com/advancedresearch/path_semantics/blob/master/papers-wip/avatar-graphs.pdf</text:span></text:a></text:p>
      <text:p text:style-name="P5"/>
      <text:p text:style-name="P5"><text:reference-mark-start text:name="equivalence relation"/><text:span text:style-name="T7">[2]</text:span><text:reference-mark-end text:name="equivalence relation"/><text:tab/>“<text:span text:style-name="T7">Equivalence relation”</text:span></text:p>
      <text:p text:style-name="P5"><text:tab/><text:span text:style-name="T7">Wikipedia</text:span></text:p>
      <text:p text:style-name="P6"><text:tab/><text:a xlink:type="simple" xlink:href="https://en.wikipedia.org/wiki/Equivalence_relation" text:style-name="Internet_20_link" text:visited-style-name="Visited_20_Internet_20_Link"><text:span text:style-name="T4">https://en.wikipedia.org/wiki/Equivalence_relation</text:span></text:a></text:p>
      <text:p text:style-name="P5"/>
      <text:p text:style-name="P5"><text:reference-mark-start text:name="category theory"/><text:span text:style-name="T7">[3]</text:span><text:reference-mark-end text:name="category theory"/><text:tab/>“<text:span text:style-name="T7">Category theory”</text:span></text:p>
      <text:p text:style-name="P5"><text:tab/><text:span text:style-name="T7">Wikipedia</text:span></text:p>
      <text:p text:style-name="P6"><text:tab/><text:a xlink:type="simple" xlink:href="https://en.wikipedia.org/wiki/Category_theory" text:style-name="Internet_20_link" text:visited-style-name="Visited_20_Internet_20_Link"><text:span text:style-name="T4">https://en.wikipedia.org/wiki/Category_theory</text:span></text:a></text:p>
      <text:p text:style-name="P5"/>
      <text:p text:style-name="P5"><text:reference-mark-start text:name="univalence"/><text:span text:style-name="T7">[4]</text:span><text:reference-mark-end text:name="univalence"/><text:tab/>“Homotopy type theory – The univalence axiom”</text:p>
      <text:p text:style-name="P5"><text:tab/>Wikipedia</text:p>
      <text:p text:style-name="P5"><text:tab/><text:a xlink:type="simple" xlink:href="https://en.wikipedia.org/wiki/Homotopy_type_theory#The_univalence_axiom" text:style-name="Internet_20_link" text:visited-style-name="Visited_20_Internet_20_Link"><text:span text:style-name="T3">https://en.wikipedia.org/wiki/Homotopy_type_theory#The_univalence_axiom</text:span></text:a></text:p>
      <text:p text:style-name="P6"/>
      <text:p text:style-name="P6"><text:reference-mark-start text:name="symmetry forcing"/><text:span text:style-name="T7">[5]</text:span><text:reference-mark-end text:name="symmetry forcing"/><text:tab/>“Symmetry Forcing”</text:p>
      <text:p text:style-name="P6"><text:tab/>Sven Nilsen, 2020</text:p>
      <text:p text:style-name="P6"><text:tab/><text:a xlink:type="simple" xlink:href="https://github.com/advancedresearch/path_semantics/blob/master/papers-wip/symmetry-forcing.pdf" text:style-name="Internet_20_link" text:visited-style-name="Visited_20_Internet_20_Link"><text:span text:style-name="T3">https://github.com/advancedresearch/path_semantics/blob/master/papers-wip/symmetry-forcing.pdf</text:span>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2T18:46:10.507265000</meta:creation-date>
    <dc:date>2020-11-02T19:27:04.323436000</dc:date>
    <meta:editing-duration>PT10M3S</meta:editing-duration>
    <meta:editing-cycles>1</meta:editing-cycles>
    <meta:document-statistic meta:table-count="0" meta:image-count="0" meta:object-count="0" meta:page-count="2" meta:paragraph-count="36" meta:word-count="285" meta:character-count="2138" meta:non-whitespace-character-count="1871"/>
    <meta:generator>LibreOffice/5.1.2.2$MacOSX_X86_64 LibreOffice_project/d3bf12ecb743fc0d20e0be0c58ca359301eb705f</meta:generator>
  </office:meta>
</office:document-meta>
</file>